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90.33mm"/>
    </style:style>
    <style:style style:name="co4" style:family="table-column">
      <style:table-column-properties fo:break-before="auto" style:column-width="67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direction="ltr" style:shrink-to-fit="tru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Write(pin, LOW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Write(pin, HIGH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Read(pin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n, value</text:p>
          </table:table-cell>
          <table:table-cell office:value-type="string" calcext:value-type="string">
            <text:p>analogWrite(pin, value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nalogRead(pin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ad temp valu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ad rh va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ad sensor min delay between reading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ad sensor t ma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ad sensor t mi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ad sensor t resolu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ad sensor rh ma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ad sensor rh m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ad sensor rh resolu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ad lux sensor value</text:p>
          </table:table-cell>
          <table:table-cell office:value-type="string" calcext:value-type="string">
            <text:p>BROK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able pin, sensor pin</text:p>
          </table:table-cell>
          <table:table-cell office:value-type="string" calcext:value-type="string">
            <text:p>enable the sensor and read the value, then disable the senso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ad day hours sett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ad night hours setting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et day hour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et night hour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/>
          <table:table-cell office:value-type="string" calcext:value-type="string">
            <text:p>read time setting</text:p>
          </table:table-cell>
          <table:table-cell office:value-type="string" calcext:value-type="string">
            <text:p>format: hour minute second day month yea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ur, minute, second, day, month, year</text:p>
          </table:table-cell>
          <table:table-cell office:value-type="string" calcext:value-type="string">
            <text:p>set time</text:p>
          </table:table-cell>
          <table:table-cell office:value-type="string" calcext:value-type="string">
            <text:p>all arguments 2 digit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ad the alive time</text:p>
          </table:table-cell>
          <table:table-cell office:value-type="string" calcext:value-type="string">
            <text:p>output in 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dummy</text:p>
          </table:table-cell>
          <table:table-cell/>
        </table:table-row>
        <table:table-row table:style-name="ro1" table:number-rows-repeated="76">
          <table:table-cell table:number-columns-repeated="4"/>
        </table:table-row>
        <table:table-row table:style-name="ro1" table:number-rows-repeated="6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2:11:44.69580595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20:21.051193467</meta:creation-date>
    <dc:date>2016-02-22T17:50:19.710521694</dc:date>
    <meta:editing-duration>PT16H44M35S</meta:editing-duration>
    <meta:editing-cycles>8</meta:editing-cycles>
    <meta:generator>LibreOffice/5.0.5.2$Linux_X86_64 LibreOffice_project/00m0$Build-2</meta:generator>
    <meta:document-statistic meta:table-count="1" meta:cell-count="63" meta:object-count="0"/>
  </office:meta>
</office:document-meta>
</file>